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366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1.061in"/>
    </style:style>
    <style:style style:name="co4" style:family="table-column">
      <style:table-column-properties fo:break-before="auto" style:column-width="1.318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4043in"/>
    </style:style>
    <style:style style:name="co7" style:family="table-column">
      <style:table-column-properties fo:break-before="auto" style:column-width="1.3291in"/>
    </style:style>
    <style:style style:name="co8" style:family="table-column">
      <style:table-column-properties fo:break-before="auto" style:column-width="2.2189in"/>
    </style:style>
    <style:style style:name="co9" style:family="table-column">
      <style:table-column-properties fo:break-before="auto" style:column-width="1.8866in"/>
    </style:style>
    <style:style style:name="co10" style:family="table-column">
      <style:table-column-properties fo:break-before="auto" style:column-width="1.4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Mechanism</text:p>
          </table:table-cell>
          <table:table-cell office:value-type="string" calcext:value-type="string">
            <text:p>Num bytes</text:p>
          </table:table-cell>
          <table:table-cell office:value-type="string" calcext:value-type="string">
            <text:p>Outer loop</text:p>
          </table:table-cell>
          <table:table-cell office:value-type="string" calcext:value-type="string">
            <text:p>Inner loop</text:p>
          </table:table-cell>
          <table:table-cell office:value-type="string" calcext:value-type="string">
            <text:p>Latency (ns)</text:p>
          </table:table-cell>
          <table:table-cell office:value-type="string" calcext:value-type="string">
            <text:p>Median latency (ns)</text:p>
          </table:table-cell>
          <table:table-cell/>
          <table:table-cell office:value-type="string" calcext:value-type="string">
            <text:p>Num bytes</text:p>
          </table:table-cell>
          <table:table-cell office:value-type="string" calcext:value-type="string">
            <text:p>Outer loop</text:p>
          </table:table-cell>
          <table:table-cell office:value-type="string" calcext:value-type="string">
            <text:p>Inner loop</text:p>
          </table:table-cell>
          <table:table-cell office:value-type="string" calcext:value-type="string">
            <text:p>Bandwidth (B/s)</text:p>
          </table:table-cell>
          <table:table-cell office:value-type="string" calcext:value-type="string">
            <text:p>Median bandwidth (B/s)</text:p>
          </table:table-cell>
        </table:table-row>
        <table:table-row table:style-name="ro1">
          <table:table-cell office:value-type="string" calcext:value-type="string">
            <text:p>Safi’s pipe implementati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233.197281" calcext:value-type="float">
            <text:p>45233.197281</text:p>
          </table:table-cell>
          <table:table-cell table:formula="of:=MEDIAN([.E2:.E10])" office:value-type="float" office:value="75266.32964" calcext:value-type="float">
            <text:p>75266.3296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055.122963" calcext:value-type="float">
            <text:p>45055.122963</text:p>
          </table:table-cell>
          <table:table-cell table:formula="of:=MEDIAN([.K2:.K10])" office:value-type="float" office:value="24168.067722" calcext:value-type="float">
            <text:p>24168.067722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9310.680378" calcext:value-type="float">
            <text:p>99310.68037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6848.10908" calcext:value-type="float">
            <text:p>16848.10908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71908.275752" calcext:value-type="float">
            <text:p>71908.27575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25688.598106" calcext:value-type="float">
            <text:p>25688.59810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4590.86025" calcext:value-type="float">
            <text:p>44590.8602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5376.997954" calcext:value-type="float">
            <text:p>55376.997954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05585.777389" calcext:value-type="float">
            <text:p>105585.77738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4699.626123" calcext:value-type="float">
            <text:p>14699.626123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76584.361424" calcext:value-type="float">
            <text:p>76584.36142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22555.038321" calcext:value-type="float">
            <text:p>22555.038321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8745.338387" calcext:value-type="float">
            <text:p>38745.33838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6569.64413" calcext:value-type="float">
            <text:p>56569.64413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6113.580552" calcext:value-type="float">
            <text:p>96113.58055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9477.958968" calcext:value-type="float">
            <text:p>19477.958968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75266.32964" calcext:value-type="float">
            <text:p>75266.3296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24168.067722" calcext:value-type="float">
            <text:p>24168.067722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707.366194" calcext:value-type="float">
            <text:p>42707.366194</text:p>
          </table:table-cell>
          <table:table-cell table:formula="of:=MEDIAN([.E11:.E19])" office:value-type="float" office:value="105276.781564" calcext:value-type="float">
            <text:p>105276.78156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9113.477618" calcext:value-type="float">
            <text:p>189113.477618</text:p>
          </table:table-cell>
          <table:table-cell table:formula="of:=MEDIAN([.K11:.K19])" office:value-type="float" office:value="122767.332593" calcext:value-type="float">
            <text:p>122767.332593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14436.47429" calcext:value-type="float">
            <text:p>114436.4742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63921.514111" calcext:value-type="float">
            <text:p>63921.514111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80235.3677" calcext:value-type="float">
            <text:p>80235.367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22767.332593" calcext:value-type="float">
            <text:p>122767.33259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2618.130955" calcext:value-type="float">
            <text:p>42618.13095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2258.982725" calcext:value-type="float">
            <text:p>182258.982725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12291.92043" calcext:value-type="float">
            <text:p>112291.9204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77702.701047" calcext:value-type="float">
            <text:p>77702.701047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34607.466776" calcext:value-type="float">
            <text:p>134607.46677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24197.404527" calcext:value-type="float">
            <text:p>124197.404527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8478.55762" calcext:value-type="float">
            <text:p>38478.5576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5196.796938" calcext:value-type="float">
            <text:p>195196.796938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05276.781564" calcext:value-type="float">
            <text:p>105276.78156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64159.48146" calcext:value-type="float">
            <text:p>64159.48146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16782.546654" calcext:value-type="float">
            <text:p>116782.54665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18725.945567" calcext:value-type="float">
            <text:p>118725.945567</text:p>
          </table:table-cell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4379.431118" calcext:value-type="float">
            <text:p>54379.431118</text:p>
          </table:table-cell>
          <table:table-cell table:formula="of:=MEDIAN([.E20:.E28])" office:value-type="float" office:value="123136.180894" calcext:value-type="float">
            <text:p>123136.18089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0040.869625" calcext:value-type="float">
            <text:p>630040.869625</text:p>
          </table:table-cell>
          <table:table-cell table:formula="of:=MEDIAN([.K20:.K28])" office:value-type="float" office:value="292157.622048" calcext:value-type="float">
            <text:p>292157.622048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35744.274096" calcext:value-type="float">
            <text:p>135744.27409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37432.673802" calcext:value-type="float">
            <text:p>237432.673802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93441.362562" calcext:value-type="float">
            <text:p>93441.36256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292157.622048" calcext:value-type="float">
            <text:p>292157.62204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289.995696" calcext:value-type="float">
            <text:p>50289.99569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89841.034504" calcext:value-type="float">
            <text:p>689841.034504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27135.276358" calcext:value-type="float">
            <text:p>127135.27635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00444.512557" calcext:value-type="float">
            <text:p>200444.512557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3136.180894" calcext:value-type="float">
            <text:p>123136.18089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267197.254398" calcext:value-type="float">
            <text:p>267197.254398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891.176424" calcext:value-type="float">
            <text:p>50891.17642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87529.330623" calcext:value-type="float">
            <text:p>687529.330623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60407.689803" calcext:value-type="float">
            <text:p>160407.68980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84210.944209" calcext:value-type="float">
            <text:p>284210.944209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50410.965161" calcext:value-type="float">
            <text:p>150410.96516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64847.338456" calcext:value-type="float">
            <text:p>364847.338456</text:p>
          </table:table-cell>
          <table:table-cell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5913.394053" calcext:value-type="float">
            <text:p>105913.394053</text:p>
          </table:table-cell>
          <table:table-cell table:formula="of:=MEDIAN([.E29:.E37])" office:value-type="float" office:value="136954.088747" calcext:value-type="float">
            <text:p>136954.088747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84140.431721" calcext:value-type="float">
            <text:p>1284140.431721</text:p>
          </table:table-cell>
          <table:table-cell table:formula="of:=MEDIAN([.K29:.K37])" office:value-type="float" office:value="1018602.371156" calcext:value-type="float">
            <text:p>1018602.371156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66469.887467" calcext:value-type="float">
            <text:p>166469.88746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702519.519743" calcext:value-type="float">
            <text:p>702519.519743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36954.088747" calcext:value-type="float">
            <text:p>136954.08874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018602.371156" calcext:value-type="float">
            <text:p>1018602.37115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5787.983297" calcext:value-type="float">
            <text:p>95787.98329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12845.129518" calcext:value-type="float">
            <text:p>1312845.129518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60321.263818" calcext:value-type="float">
            <text:p>160321.26381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750664.307584" calcext:value-type="float">
            <text:p>750664.307584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35469.755179" calcext:value-type="float">
            <text:p>135469.755179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941811.033787" calcext:value-type="float">
            <text:p>941811.033787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3812.168982" calcext:value-type="float">
            <text:p>103812.16898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51899.323817" calcext:value-type="float">
            <text:p>1351899.323817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81461.656661" calcext:value-type="float">
            <text:p>181461.65666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685455.538242" calcext:value-type="float">
            <text:p>685455.538242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5928.219287" calcext:value-type="float">
            <text:p>165928.21928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043347.022118" calcext:value-type="float">
            <text:p>1043347.022118</text:p>
          </table:table-cell>
          <table:table-cell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9703.932778" calcext:value-type="float">
            <text:p>269703.932778</text:p>
          </table:table-cell>
          <table:table-cell table:formula="of:=MEDIAN([.E38:.E46])" office:value-type="float" office:value="326992.879752" calcext:value-type="float">
            <text:p>326992.879752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14036.575464" calcext:value-type="float">
            <text:p>2014036.575464</text:p>
          </table:table-cell>
          <table:table-cell table:formula="of:=MEDIAN([.K38:.K46])" office:value-type="float" office:value="1831636.873393" calcext:value-type="float">
            <text:p>1831636.873393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45038.329326" calcext:value-type="float">
            <text:p>345038.32932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491411.253044" calcext:value-type="float">
            <text:p>1491411.253044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37451.27587" calcext:value-type="float">
            <text:p>337451.2758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685782.034342" calcext:value-type="float">
            <text:p>1685782.03434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6119.434446" calcext:value-type="float">
            <text:p>256119.43444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29093.399363" calcext:value-type="float">
            <text:p>2129093.399363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47372.778884" calcext:value-type="float">
            <text:p>347372.77888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524271.541601" calcext:value-type="float">
            <text:p>1524271.541601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46631.99397" calcext:value-type="float">
            <text:p>346631.9939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936498.635159" calcext:value-type="float">
            <text:p>1936498.63515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64150.240759" calcext:value-type="float">
            <text:p>264150.24075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21656.595008" calcext:value-type="float">
            <text:p>2121656.595008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24559.79401" calcext:value-type="float">
            <text:p>324559.7940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608182.146669" calcext:value-type="float">
            <text:p>1608182.146669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26992.879752" calcext:value-type="float">
            <text:p>326992.87975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831636.873393" calcext:value-type="float">
            <text:p>1831636.873393</text:p>
          </table:table-cell>
          <table:table-cell/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4799.142845" calcext:value-type="float">
            <text:p>884799.142845</text:p>
          </table:table-cell>
          <table:table-cell table:formula="of:=MEDIAN([.E47:.E55])" office:value-type="float" office:value="965803.912586" calcext:value-type="float">
            <text:p>965803.912586</text:p>
          </table:table-cell>
          <table:table-cell/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95586.448824" calcext:value-type="float">
            <text:p>2495586.448824</text:p>
          </table:table-cell>
          <table:table-cell table:formula="of:=MEDIAN([.K47:.K55])" office:value-type="float" office:value="2382774.101145" calcext:value-type="float">
            <text:p>2382774.101145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008184.447758" calcext:value-type="float">
            <text:p>1008184.44775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323635.493181" calcext:value-type="float">
            <text:p>2323635.493181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966835.817636" calcext:value-type="float">
            <text:p>966835.81763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2374149.677581" calcext:value-type="float">
            <text:p>2374149.67758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70916.334144" calcext:value-type="float">
            <text:p>870916.33414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88132.406485" calcext:value-type="float">
            <text:p>2488132.406485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99245.244504" calcext:value-type="float">
            <text:p>999245.24450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339909.621026" calcext:value-type="float">
            <text:p>2339909.621026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965803.912586" calcext:value-type="float">
            <text:p>965803.91258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2412762.799657" calcext:value-type="float">
            <text:p>2412762.799657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77986.98425" calcext:value-type="float">
            <text:p>877986.9842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84350.707935" calcext:value-type="float">
            <text:p>2484350.707935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89448.749404" calcext:value-type="float">
            <text:p>989448.74940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322943.584" calcext:value-type="float">
            <text:p>2322943.584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963191.629967" calcext:value-type="float">
            <text:p>963191.62996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2382774.101145" calcext:value-type="float">
            <text:p>2382774.101145</text:p>
          </table:table-cell>
          <table:table-cell/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75961.832134" calcext:value-type="float">
            <text:p>3375961.832134</text:p>
          </table:table-cell>
          <table:table-cell table:formula="of:=MEDIAN([.E56:.E64])" office:value-type="float" office:value="3648503.755461" calcext:value-type="float">
            <text:p>3648503.755461</text:p>
          </table:table-cell>
          <table:table-cell/>
          <table:table-cell office:value-type="float" office:value="16384" calcext:value-type="float">
            <text:p>163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76741.816798" calcext:value-type="float">
            <text:p>2576741.816798</text:p>
          </table:table-cell>
          <table:table-cell table:formula="of:=MEDIAN([.K56:.K64])" office:value-type="float" office:value="2548323.294995" calcext:value-type="float">
            <text:p>2548323.294995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666987.242465" calcext:value-type="float">
            <text:p>3666987.24246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548323.294995" calcext:value-type="float">
            <text:p>2548323.294995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648503.755461" calcext:value-type="float">
            <text:p>3648503.75546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2541289.669071" calcext:value-type="float">
            <text:p>2541289.66907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67416.068664" calcext:value-type="float">
            <text:p>3367416.06866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97050.431202" calcext:value-type="float">
            <text:p>2597050.43120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667528.90767" calcext:value-type="float">
            <text:p>3667528.9076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523777.413856" calcext:value-type="float">
            <text:p>2523777.413856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644569.368864" calcext:value-type="float">
            <text:p>3644569.36886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2559702.263166" calcext:value-type="float">
            <text:p>2559702.263166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354527.55751" calcext:value-type="float">
            <text:p>3354527.5575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621657.449878" calcext:value-type="float">
            <text:p>2621657.449878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649445.868155" calcext:value-type="float">
            <text:p>3649445.86815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527742.357957" calcext:value-type="float">
            <text:p>2527742.357957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662913.662378" calcext:value-type="float">
            <text:p>3662913.662378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2541596.762819" calcext:value-type="float">
            <text:p>2541596.762819</text:p>
          </table:table-cell>
          <table:table-cell/>
        </table:table-row>
        <table:table-row table:style-name="ro1">
          <table:table-cell/>
          <table:table-cell office:value-type="float" office:value="65536" calcext:value-type="float">
            <text:p>655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449071.938682" calcext:value-type="float">
            <text:p>13449071.938682</text:p>
          </table:table-cell>
          <table:table-cell table:formula="of:=MEDIAN([.E65:.E73])" office:value-type="float" office:value="14223008.368146" calcext:value-type="float">
            <text:p>14223008.368146</text:p>
          </table:table-cell>
          <table:table-cell/>
          <table:table-cell office:value-type="float" office:value="65536" calcext:value-type="float">
            <text:p>655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25348.456891" calcext:value-type="float">
            <text:p>2625348.456891</text:p>
          </table:table-cell>
          <table:table-cell table:formula="of:=MEDIAN([.K65:.K73])" office:value-type="float" office:value="2625348.456891" calcext:value-type="float">
            <text:p>2625348.456891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4483244.183374" calcext:value-type="float">
            <text:p>14483244.18337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617602.301331" calcext:value-type="float">
            <text:p>2617602.301331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4360923.042354" calcext:value-type="float">
            <text:p>14360923.04235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2618543.986844" calcext:value-type="float">
            <text:p>2618543.98684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354608.779794" calcext:value-type="float">
            <text:p>13354608.77979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57749.56528" calcext:value-type="float">
            <text:p>2657749.56528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4177656.033396" calcext:value-type="float">
            <text:p>14177656.03339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634513.813918" calcext:value-type="float">
            <text:p>2634513.813918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4223008.368146" calcext:value-type="float">
            <text:p>14223008.36814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2650564.673331" calcext:value-type="float">
            <text:p>2650564.673331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312988.392137" calcext:value-type="float">
            <text:p>13312988.39213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662322.256362" calcext:value-type="float">
            <text:p>2662322.25636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4340636.825434" calcext:value-type="float">
            <text:p>14340636.82543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563747.824856" calcext:value-type="float">
            <text:p>2563747.824856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4348648.106388" calcext:value-type="float">
            <text:p>14348648.106388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2599384.663392" calcext:value-type="float">
            <text:p>2599384.663392</text:p>
          </table:table-cell>
          <table:table-cell/>
        </table:table-row>
        <table:table-row table:style-name="ro1">
          <table:table-cell/>
          <table:table-cell office:value-type="float" office:value="262144" calcext:value-type="float">
            <text:p>2621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023057.200169" calcext:value-type="float">
            <text:p>44023057.200169</text:p>
          </table:table-cell>
          <table:table-cell table:formula="of:=MEDIAN([.E74:.E82])" office:value-type="float" office:value="32109704.801073" calcext:value-type="float">
            <text:p>32109704.801073</text:p>
          </table:table-cell>
          <table:table-cell/>
          <table:table-cell office:value-type="float" office:value="262144" calcext:value-type="float">
            <text:p>2621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79309.209737" calcext:value-type="float">
            <text:p>3379309.209737</text:p>
          </table:table-cell>
          <table:table-cell table:formula="of:=MEDIAN([.K74:.K82])" office:value-type="float" office:value="3394149.471708" calcext:value-type="float">
            <text:p>3394149.471708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1540648.505627" calcext:value-type="float">
            <text:p>31540648.50562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418867.858841" calcext:value-type="float">
            <text:p>3418867.858841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2109704.801073" calcext:value-type="float">
            <text:p>32109704.80107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422701.716759" calcext:value-type="float">
            <text:p>3422701.71675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5637858.438869" calcext:value-type="float">
            <text:p>45637858.43886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385504.275765" calcext:value-type="float">
            <text:p>3385504.275765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2424999.130057" calcext:value-type="float">
            <text:p>32424999.13005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394149.471708" calcext:value-type="float">
            <text:p>3394149.471708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1373129.72182" calcext:value-type="float">
            <text:p>31373129.7218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382635.219222" calcext:value-type="float">
            <text:p>3382635.21922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5295501.283543" calcext:value-type="float">
            <text:p>45295501.28354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449426.816634" calcext:value-type="float">
            <text:p>3449426.816634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1696953.360085" calcext:value-type="float">
            <text:p>31696953.36008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377764.441776" calcext:value-type="float">
            <text:p>3377764.441776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1579556.834755" calcext:value-type="float">
            <text:p>31579556.83475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464465.17118" calcext:value-type="float">
            <text:p>3464465.17118</text:p>
          </table:table-cell>
          <table:table-cell/>
        </table:table-row>
        <table:table-row table:style-name="ro1">
          <table:table-cell/>
          <table:table-cell office:value-type="float" office:value="524288" calcext:value-type="float">
            <text:p>5242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8820785.096409" calcext:value-type="float">
            <text:p>58820785.096409</text:p>
          </table:table-cell>
          <table:table-cell table:formula="of:=MEDIAN([.E83:.E91])" office:value-type="float" office:value="47057698.649433" calcext:value-type="float">
            <text:p>47057698.649433</text:p>
          </table:table-cell>
          <table:table-cell/>
          <table:table-cell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84979.329063" calcext:value-type="float">
            <text:p>5584979.329063</text:p>
          </table:table-cell>
          <table:table-cell table:formula="of:=MEDIAN([.K83:.K91])" office:value-type="float" office:value="5728532.409833" calcext:value-type="float">
            <text:p>5728532.409833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6365513.871718" calcext:value-type="float">
            <text:p>46365513.87171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668805.574228" calcext:value-type="float">
            <text:p>5668805.574228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7057698.649433" calcext:value-type="float">
            <text:p>47057698.64943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600244.693053" calcext:value-type="float">
            <text:p>5600244.69305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9474921.228096" calcext:value-type="float">
            <text:p>59474921.22809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813606.359007" calcext:value-type="float">
            <text:p>5813606.359007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8060528.213672" calcext:value-type="float">
            <text:p>48060528.21367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602001.395366" calcext:value-type="float">
            <text:p>5602001.395366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6383880.108275" calcext:value-type="float">
            <text:p>46383880.10827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793243.728023" calcext:value-type="float">
            <text:p>5793243.72802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9507880.439897" calcext:value-type="float">
            <text:p>59507880.43989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728532.409833" calcext:value-type="float">
            <text:p>5728532.409833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6527922.211911" calcext:value-type="float">
            <text:p>46527922.21191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761237.628311" calcext:value-type="float">
            <text:p>5761237.628311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5656484.999805" calcext:value-type="float">
            <text:p>45656484.99980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732820.375277" calcext:value-type="float">
            <text:p>5732820.375277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388.100208" calcext:value-type="float">
            <text:p>98388.100208</text:p>
          </table:table-cell>
          <table:table-cell table:formula="of:=MEDIAN([.D94:.D102])" office:value-type="float" office:value="100836.132447" calcext:value-type="float">
            <text:p>100836.13244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321.060837" calcext:value-type="float">
            <text:p>117321.060837</text:p>
          </table:table-cell>
          <table:table-cell table:formula="of:=MEDIAN([.K94:.K102])" office:value-type="float" office:value="93378.524144" calcext:value-type="float">
            <text:p>93378.5241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9131.356463" calcext:value-type="float">
            <text:p>89131.35646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795.480794" calcext:value-type="float">
            <text:p>95795.48079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791.862664" calcext:value-type="float">
            <text:p>96791.86266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204.080459" calcext:value-type="float">
            <text:p>96204.08045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981.188588" calcext:value-type="float">
            <text:p>98981.18858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818.257776" calcext:value-type="float">
            <text:p>90818.25777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836.132447" calcext:value-type="float">
            <text:p>100836.13244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378.524144" calcext:value-type="float">
            <text:p>93378.52414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7373.215992" calcext:value-type="float">
            <text:p>107373.21599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1358.231438" calcext:value-type="float">
            <text:p>91358.23143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5763.146793" calcext:value-type="float">
            <text:p>105763.14679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091.986407" calcext:value-type="float">
            <text:p>72091.98640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3617.303134" calcext:value-type="float">
            <text:p>103617.30313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011.861493" calcext:value-type="float">
            <text:p>93011.86149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1980.861049" calcext:value-type="float">
            <text:p>101980.86104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821.947529" calcext:value-type="float">
            <text:p>93821.94752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8809.797787" calcext:value-type="float">
            <text:p>108809.797787</text:p>
          </table:table-cell>
          <table:table-cell table:formula="of:=MEDIAN([.D103:.D111])" office:value-type="float" office:value="111141.852391" calcext:value-type="float">
            <text:p>111141.85239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6058.450388" calcext:value-type="float">
            <text:p>196058.450388</text:p>
          </table:table-cell>
          <table:table-cell table:formula="of:=MEDIAN([.K103:.K111])" office:value-type="float" office:value="195891.245572" calcext:value-type="float">
            <text:p>195891.2455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1141.852391" calcext:value-type="float">
            <text:p>111141.852391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322.630706" calcext:value-type="float">
            <text:p>194322.63070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1154.205176" calcext:value-type="float">
            <text:p>111154.20517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9286.550358" calcext:value-type="float">
            <text:p>189286.55035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8031.767078" calcext:value-type="float">
            <text:p>108031.76707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5891.245572" calcext:value-type="float">
            <text:p>195891.24557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5743.27251" calcext:value-type="float">
            <text:p>115743.27251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5530.979979" calcext:value-type="float">
            <text:p>195530.97997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8945.299629" calcext:value-type="float">
            <text:p>108945.29962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7281.413863" calcext:value-type="float">
            <text:p>197281.41386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3396.97399" calcext:value-type="float">
            <text:p>103396.9739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2430.17473" calcext:value-type="float">
            <text:p>192430.1747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4120.289755" calcext:value-type="float">
            <text:p>114120.289755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798.960114" calcext:value-type="float">
            <text:p>200798.96011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5550.063047" calcext:value-type="float">
            <text:p>115550.06304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2771.422735" calcext:value-type="float">
            <text:p>222771.422735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0936.915302" calcext:value-type="float">
            <text:p>130936.915302</text:p>
          </table:table-cell>
          <table:table-cell table:formula="of:=MEDIAN([.D112:.D120])" office:value-type="float" office:value="136394.548347" calcext:value-type="float">
            <text:p>136394.54834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1429.507251" calcext:value-type="float">
            <text:p>301429.507251</text:p>
          </table:table-cell>
          <table:table-cell table:formula="of:=MEDIAN([.K112:.K120])" office:value-type="float" office:value="301429.507251" calcext:value-type="float">
            <text:p>301429.50725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2078.745723" calcext:value-type="float">
            <text:p>142078.745723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8719.453852" calcext:value-type="float">
            <text:p>298719.453852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6394.548347" calcext:value-type="float">
            <text:p>136394.548347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8163.138599" calcext:value-type="float">
            <text:p>298163.138599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1799.390531" calcext:value-type="float">
            <text:p>131799.390531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3456.329412" calcext:value-type="float">
            <text:p>303456.329412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0423.095534" calcext:value-type="float">
            <text:p>130423.095534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2100.506759" calcext:value-type="float">
            <text:p>302100.506759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1229.007358" calcext:value-type="float">
            <text:p>141229.007358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5479.522949" calcext:value-type="float">
            <text:p>295479.522949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6170.49266" calcext:value-type="float">
            <text:p>126170.49266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3420.786331" calcext:value-type="float">
            <text:p>323420.786331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5612.507328" calcext:value-type="float">
            <text:p>145612.507328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7784.783765" calcext:value-type="float">
            <text:p>337784.783765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1165.402" calcext:value-type="float">
            <text:p>141165.402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3031.794978" calcext:value-type="float">
            <text:p>293031.794978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671.607005" calcext:value-type="float">
            <text:p>255671.607005</text:p>
          </table:table-cell>
          <table:table-cell table:formula="of:=MEDIAN([.D121:.D129])" office:value-type="float" office:value="257001.25119" calcext:value-type="float">
            <text:p>257001.25119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2135.47177" calcext:value-type="float">
            <text:p>962135.47177</text:p>
          </table:table-cell>
          <table:table-cell table:formula="of:=MEDIAN([.K121:.K129])" office:value-type="float" office:value="1019104.400889" calcext:value-type="float">
            <text:p>1019104.40088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7001.25119" calcext:value-type="float">
            <text:p>257001.25119</text:p>
          </table:table-cell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39152.108092" calcext:value-type="float">
            <text:p>839152.108092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3215.702043" calcext:value-type="float">
            <text:p>263215.702043</text:p>
          </table:table-cell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3037.501795" calcext:value-type="float">
            <text:p>993037.501795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7076.615346" calcext:value-type="float">
            <text:p>247076.615346</text:p>
          </table:table-cell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21960.543671" calcext:value-type="float">
            <text:p>1021960.543671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1198.366718" calcext:value-type="float">
            <text:p>261198.366718</text:p>
          </table:table-cell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69930.580721" calcext:value-type="float">
            <text:p>3769930.580721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2449.11031" calcext:value-type="float">
            <text:p>262449.11031</text:p>
          </table:table-cell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97399.622599" calcext:value-type="float">
            <text:p>3897399.622599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2110.38623" calcext:value-type="float">
            <text:p>252110.38623</text:p>
          </table:table-cell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19104.400889" calcext:value-type="float">
            <text:p>1019104.400889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9009.329837" calcext:value-type="float">
            <text:p>249009.329837</text:p>
          </table:table-cell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05828.076979" calcext:value-type="float">
            <text:p>4505828.076979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0394.34588" calcext:value-type="float">
            <text:p>260394.34588</text:p>
          </table:table-cell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2853.932968" calcext:value-type="float">
            <text:p>982853.932968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2419.94601" calcext:value-type="float">
            <text:p>682419.94601</text:p>
          </table:table-cell>
          <table:table-cell table:formula="of:=MEDIAN([.D130:.D138])" office:value-type="float" office:value="682953.847064" calcext:value-type="float">
            <text:p>682953.847064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12428.625504" calcext:value-type="float">
            <text:p>2512428.625504</text:p>
          </table:table-cell>
          <table:table-cell table:formula="of:=MEDIAN([.K130:.K138])" office:value-type="float" office:value="2506735.409379" calcext:value-type="float">
            <text:p>2506735.40937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3688.574341" calcext:value-type="float">
            <text:p>683688.574341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9392.764879" calcext:value-type="float">
            <text:p>2469392.764879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9228.753871" calcext:value-type="float">
            <text:p>679228.753871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88828.286465" calcext:value-type="float">
            <text:p>2488828.286465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4058.499605" calcext:value-type="float">
            <text:p>664058.499605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27495.489456" calcext:value-type="float">
            <text:p>2227495.489456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6197.943463" calcext:value-type="float">
            <text:p>676197.943463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70398.757693" calcext:value-type="float">
            <text:p>2470398.757693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8643.240895" calcext:value-type="float">
            <text:p>688643.240895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19836.621462" calcext:value-type="float">
            <text:p>2519836.621462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7508.321455" calcext:value-type="float">
            <text:p>697508.321455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15458.011291" calcext:value-type="float">
            <text:p>3615458.011291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2953.847064" calcext:value-type="float">
            <text:p>682953.847064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06735.409379" calcext:value-type="float">
            <text:p>2506735.409379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0434.550448" calcext:value-type="float">
            <text:p>690434.550448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17408.401503" calcext:value-type="float">
            <text:p>2517408.401503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41579.774454" calcext:value-type="float">
            <text:p>2341579.774454</text:p>
          </table:table-cell>
          <table:table-cell table:formula="of:=MEDIAN([.D139:.D147])" office:value-type="float" office:value="2365889.985658" calcext:value-type="float">
            <text:p>2365889.985658</text:p>
          </table:table-cell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51909.167965" calcext:value-type="float">
            <text:p>3951909.167965</text:p>
          </table:table-cell>
          <table:table-cell table:formula="of:=MEDIAN([.K139:.K147])" office:value-type="float" office:value="4015172.801251" calcext:value-type="float">
            <text:p>4015172.80125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21560.393956" calcext:value-type="float">
            <text:p>2421560.393956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61118.625811" calcext:value-type="float">
            <text:p>4061118.625811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82256.93688" calcext:value-type="float">
            <text:p>2382256.93688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81585.386684" calcext:value-type="float">
            <text:p>3981585.386684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5485.259186" calcext:value-type="float">
            <text:p>2355485.259186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61175.565377" calcext:value-type="float">
            <text:p>3961175.565377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65889.985658" calcext:value-type="float">
            <text:p>2365889.985658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76011.95737" calcext:value-type="float">
            <text:p>4376011.95737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3939.530154" calcext:value-type="float">
            <text:p>2353939.530154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76547.444088" calcext:value-type="float">
            <text:p>3776547.444088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76345.232161" calcext:value-type="float">
            <text:p>2376345.232161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18964.271368" calcext:value-type="float">
            <text:p>4018964.271368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47248.85712" calcext:value-type="float">
            <text:p>2347248.85712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15172.801251" calcext:value-type="float">
            <text:p>4015172.801251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89780.001171" calcext:value-type="float">
            <text:p>2389780.001171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37215.170476" calcext:value-type="float">
            <text:p>4037215.170476</text:p>
          </table:table-cell>
          <table:table-cell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23745.447208" calcext:value-type="float">
            <text:p>9023745.447208</text:p>
          </table:table-cell>
          <table:table-cell table:formula="of:=MEDIAN([.D148:.D156])" office:value-type="float" office:value="9023745.447208" calcext:value-type="float">
            <text:p>9023745.447208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17416.242853" calcext:value-type="float">
            <text:p>4817416.242853</text:p>
          </table:table-cell>
          <table:table-cell table:formula="of:=MEDIAN([.K148:.K156])" office:value-type="float" office:value="4794470.097352" calcext:value-type="float">
            <text:p>4794470.097352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13148.246168" calcext:value-type="float">
            <text:p>9013148.246168</text:p>
          </table:table-cell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61862.936578" calcext:value-type="float">
            <text:p>4761862.936578</text:p>
          </table:table-cell>
          <table:table-cell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23395.830076" calcext:value-type="float">
            <text:p>9223395.830076</text:p>
          </table:table-cell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94470.097352" calcext:value-type="float">
            <text:p>4794470.097352</text:p>
          </table:table-cell>
          <table:table-cell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974896.806758" calcext:value-type="float">
            <text:p>8974896.806758</text:p>
          </table:table-cell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22828.836143" calcext:value-type="float">
            <text:p>4922828.836143</text:p>
          </table:table-cell>
          <table:table-cell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34844.526012" calcext:value-type="float">
            <text:p>9034844.526012</text:p>
          </table:table-cell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32859.581835" calcext:value-type="float">
            <text:p>4732859.581835</text:p>
          </table:table-cell>
          <table:table-cell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193497.313525" calcext:value-type="float">
            <text:p>9193497.313525</text:p>
          </table:table-cell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07589.933129" calcext:value-type="float">
            <text:p>5007589.933129</text:p>
          </table:table-cell>
          <table:table-cell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985441.84017" calcext:value-type="float">
            <text:p>8985441.84017</text:p>
          </table:table-cell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89705.54379" calcext:value-type="float">
            <text:p>4789705.54379</text:p>
          </table:table-cell>
          <table:table-cell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02595.866515" calcext:value-type="float">
            <text:p>9002595.866515</text:p>
          </table:table-cell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93546.882872" calcext:value-type="float">
            <text:p>4793546.882872</text:p>
          </table:table-cell>
          <table:table-cell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64479.609728" calcext:value-type="float">
            <text:p>9064479.609728</text:p>
          </table:table-cell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07213.876373" calcext:value-type="float">
            <text:p>4807213.876373</text:p>
          </table:table-cell>
          <table:table-cell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936681.918836" calcext:value-type="float">
            <text:p>22936681.918836</text:p>
          </table:table-cell>
          <table:table-cell table:formula="of:=MEDIAN([.D157:.D165])" office:value-type="float" office:value="22466946.855034" calcext:value-type="float">
            <text:p>22466946.855034</text:p>
          </table:table-cell>
          <table:table-cell table:number-columns-repeated="2"/>
          <table:table-cell office:value-type="float" office:value="65536" calcext:value-type="float">
            <text:p>655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80495.330288" calcext:value-type="float">
            <text:p>9480495.330288</text:p>
          </table:table-cell>
          <table:table-cell table:formula="of:=MEDIAN([.K157:.K165])" office:value-type="float" office:value="9331802.456748" calcext:value-type="float">
            <text:p>9331802.456748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691089.599269" calcext:value-type="float">
            <text:p>22691089.599269</text:p>
          </table:table-cell>
          <table:table-cell table:number-columns-repeated="3"/>
          <table:table-cell office:value-type="float" office:value="65536" calcext:value-type="float">
            <text:p>655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833205.038097" calcext:value-type="float">
            <text:p>8833205.038097</text:p>
          </table:table-cell>
          <table:table-cell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419408.857325" calcext:value-type="float">
            <text:p>22419408.857325</text:p>
          </table:table-cell>
          <table:table-cell table:number-columns-repeated="3"/>
          <table:table-cell office:value-type="float" office:value="65536" calcext:value-type="float">
            <text:p>655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53505.450949" calcext:value-type="float">
            <text:p>9253505.450949</text:p>
          </table:table-cell>
          <table:table-cell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609670.735059" calcext:value-type="float">
            <text:p>22609670.735059</text:p>
          </table:table-cell>
          <table:table-cell table:number-columns-repeated="3"/>
          <table:table-cell office:value-type="float" office:value="65536" calcext:value-type="float">
            <text:p>655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25098.19011" calcext:value-type="float">
            <text:p>9425098.19011</text:p>
          </table:table-cell>
          <table:table-cell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260175.496033" calcext:value-type="float">
            <text:p>22260175.496033</text:p>
          </table:table-cell>
          <table:table-cell table:number-columns-repeated="3"/>
          <table:table-cell office:value-type="float" office:value="65536" calcext:value-type="float">
            <text:p>655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05938.869873" calcext:value-type="float">
            <text:p>9605938.869873</text:p>
          </table:table-cell>
          <table:table-cell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231031.010461" calcext:value-type="float">
            <text:p>22231031.010461</text:p>
          </table:table-cell>
          <table:table-cell table:number-columns-repeated="3"/>
          <table:table-cell office:value-type="float" office:value="65536" calcext:value-type="float">
            <text:p>655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31802.456748" calcext:value-type="float">
            <text:p>9331802.456748</text:p>
          </table:table-cell>
          <table:table-cell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967209.348671" calcext:value-type="float">
            <text:p>22967209.348671</text:p>
          </table:table-cell>
          <table:table-cell table:number-columns-repeated="3"/>
          <table:table-cell office:value-type="float" office:value="65536" calcext:value-type="float">
            <text:p>655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86617.880745" calcext:value-type="float">
            <text:p>9286617.880745</text:p>
          </table:table-cell>
          <table:table-cell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466946.855034" calcext:value-type="float">
            <text:p>22466946.855034</text:p>
          </table:table-cell>
          <table:table-cell table:number-columns-repeated="3"/>
          <table:table-cell office:value-type="float" office:value="65536" calcext:value-type="float">
            <text:p>655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91922.582903" calcext:value-type="float">
            <text:p>9391922.582903</text:p>
          </table:table-cell>
          <table:table-cell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231274.006116" calcext:value-type="float">
            <text:p>22231274.006116</text:p>
          </table:table-cell>
          <table:table-cell table:number-columns-repeated="3"/>
          <table:table-cell office:value-type="float" office:value="65536" calcext:value-type="float">
            <text:p>655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31862.517284" calcext:value-type="float">
            <text:p>9031862.517284</text:p>
          </table:table-cell>
          <table:table-cell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884173.813323" calcext:value-type="float">
            <text:p>38884173.813323</text:p>
          </table:table-cell>
          <table:table-cell table:formula="of:=MEDIAN([.D166:.D174])" office:value-type="float" office:value="38894210.551396" calcext:value-type="float">
            <text:p>38894210.551396</text:p>
          </table:table-cell>
          <table:table-cell table:number-columns-repeated="2"/>
          <table:table-cell office:value-type="float" office:value="262144" calcext:value-type="float">
            <text:p>2621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705679.450326" calcext:value-type="float">
            <text:p>10705679.450326</text:p>
          </table:table-cell>
          <table:table-cell table:formula="of:=MEDIAN([.K166:.K174])" office:value-type="float" office:value="10844875.858212" calcext:value-type="float">
            <text:p>10844875.858212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987619.512017" calcext:value-type="float">
            <text:p>38987619.512017</text:p>
          </table:table-cell>
          <table:table-cell table:number-columns-repeated="3"/>
          <table:table-cell office:value-type="float" office:value="262144" calcext:value-type="float">
            <text:p>2621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399090.298894" calcext:value-type="float">
            <text:p>17399090.298894</text:p>
          </table:table-cell>
          <table:table-cell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032826.934128" calcext:value-type="float">
            <text:p>39032826.934128</text:p>
          </table:table-cell>
          <table:table-cell table:number-columns-repeated="3"/>
          <table:table-cell office:value-type="float" office:value="262144" calcext:value-type="float">
            <text:p>2621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766260.467428" calcext:value-type="float">
            <text:p>13766260.467428</text:p>
          </table:table-cell>
          <table:table-cell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783100.375315" calcext:value-type="float">
            <text:p>38783100.375315</text:p>
          </table:table-cell>
          <table:table-cell table:number-columns-repeated="3"/>
          <table:table-cell office:value-type="float" office:value="262144" calcext:value-type="float">
            <text:p>2621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844875.858212" calcext:value-type="float">
            <text:p>10844875.858212</text:p>
          </table:table-cell>
          <table:table-cell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949204.152196" calcext:value-type="float">
            <text:p>38949204.152196</text:p>
          </table:table-cell>
          <table:table-cell table:number-columns-repeated="3"/>
          <table:table-cell office:value-type="float" office:value="262144" calcext:value-type="float">
            <text:p>2621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342856.827797" calcext:value-type="float">
            <text:p>8342856.827797</text:p>
          </table:table-cell>
          <table:table-cell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796157.393085" calcext:value-type="float">
            <text:p>38796157.393085</text:p>
          </table:table-cell>
          <table:table-cell table:number-columns-repeated="3"/>
          <table:table-cell office:value-type="float" office:value="262144" calcext:value-type="float">
            <text:p>2621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467919.683306" calcext:value-type="float">
            <text:p>11467919.683306</text:p>
          </table:table-cell>
          <table:table-cell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991428.333156" calcext:value-type="float">
            <text:p>38991428.333156</text:p>
          </table:table-cell>
          <table:table-cell table:number-columns-repeated="3"/>
          <table:table-cell office:value-type="float" office:value="262144" calcext:value-type="float">
            <text:p>2621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02559.270481" calcext:value-type="float">
            <text:p>17402559.270481</text:p>
          </table:table-cell>
          <table:table-cell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894210.551396" calcext:value-type="float">
            <text:p>38894210.551396</text:p>
          </table:table-cell>
          <table:table-cell table:number-columns-repeated="3"/>
          <table:table-cell office:value-type="float" office:value="262144" calcext:value-type="float">
            <text:p>2621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825428.45139" calcext:value-type="float">
            <text:p>10825428.45139</text:p>
          </table:table-cell>
          <table:table-cell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759087.549228" calcext:value-type="float">
            <text:p>38759087.549228</text:p>
          </table:table-cell>
          <table:table-cell table:number-columns-repeated="3"/>
          <table:table-cell office:value-type="float" office:value="262144" calcext:value-type="float">
            <text:p>2621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749227.721553" calcext:value-type="float">
            <text:p>10749227.721553</text:p>
          </table:table-cell>
          <table:table-cell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209078.605147" calcext:value-type="float">
            <text:p>61209078.605147</text:p>
          </table:table-cell>
          <table:table-cell table:formula="of:=MEDIAN([.D175:.D183])" office:value-type="float" office:value="61542150.485773" calcext:value-type="float">
            <text:p>61542150.485773</text:p>
          </table:table-cell>
          <table:table-cell table:number-columns-repeated="2"/>
          <table:table-cell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103190.343089" calcext:value-type="float">
            <text:p>15103190.343089</text:p>
          </table:table-cell>
          <table:table-cell table:formula="of:=MEDIAN([.K175:.K183])" office:value-type="float" office:value="15103190.343089" calcext:value-type="float">
            <text:p>15103190.343089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838453.670987" calcext:value-type="float">
            <text:p>60838453.670987</text:p>
          </table:table-cell>
          <table:table-cell table:number-columns-repeated="3"/>
          <table:table-cell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198680.128705" calcext:value-type="float">
            <text:p>15198680.128705</text:p>
          </table:table-cell>
          <table:table-cell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812563.14478" calcext:value-type="float">
            <text:p>61812563.14478</text:p>
          </table:table-cell>
          <table:table-cell table:number-columns-repeated="3"/>
          <table:table-cell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717569.582113" calcext:value-type="float">
            <text:p>14717569.582113</text:p>
          </table:table-cell>
          <table:table-cell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993632.327568" calcext:value-type="float">
            <text:p>61993632.327568</text:p>
          </table:table-cell>
          <table:table-cell table:number-columns-repeated="3"/>
          <table:table-cell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882728.755484" calcext:value-type="float">
            <text:p>14882728.755484</text:p>
          </table:table-cell>
          <table:table-cell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842889.528974" calcext:value-type="float">
            <text:p>60842889.528974</text:p>
          </table:table-cell>
          <table:table-cell table:number-columns-repeated="3"/>
          <table:table-cell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275550.564956" calcext:value-type="float">
            <text:p>15275550.564956</text:p>
          </table:table-cell>
          <table:table-cell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970602.471879" calcext:value-type="float">
            <text:p>60970602.471879</text:p>
          </table:table-cell>
          <table:table-cell table:number-columns-repeated="3"/>
          <table:table-cell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992288.548466" calcext:value-type="float">
            <text:p>12992288.548466</text:p>
          </table:table-cell>
          <table:table-cell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694441.881355" calcext:value-type="float">
            <text:p>61694441.881355</text:p>
          </table:table-cell>
          <table:table-cell table:number-columns-repeated="3"/>
          <table:table-cell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391744.677235" calcext:value-type="float">
            <text:p>14391744.677235</text:p>
          </table:table-cell>
          <table:table-cell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644412.355802" calcext:value-type="float">
            <text:p>61644412.355802</text:p>
          </table:table-cell>
          <table:table-cell table:number-columns-repeated="3"/>
          <table:table-cell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188611.507227" calcext:value-type="float">
            <text:p>15188611.507227</text:p>
          </table:table-cell>
          <table:table-cell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542150.485773" calcext:value-type="float">
            <text:p>61542150.485773</text:p>
          </table:table-cell>
          <table:table-cell table:number-columns-repeated="3"/>
          <table:table-cell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228383.796552" calcext:value-type="float">
            <text:p>15228383.796552</text:p>
          </table:table-cell>
          <table:table-cell/>
        </table:table-row>
      </table:table>
      <table:table table:name="Sheet2" table:style-name="ta1"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Safi pipe throughput</text:p>
          </table:table-cell>
          <table:table-cell office:value-type="float" office:value="5709845.08000756" calcext:value-type="float">
            <text:p>5709845.08000756</text:p>
          </table:table-cell>
          <table:table-cell table:formula="of:=MEDIAN([.B1:.B9])" office:value-type="float" office:value="5671331.49127673" calcext:value-type="float">
            <text:p>5671331.49127673</text:p>
          </table:table-cell>
        </table:table-row>
        <table:table-row table:style-name="ro1">
          <table:table-cell/>
          <table:table-cell office:value-type="float" office:value="5671331.49127673" calcext:value-type="float">
            <text:p>5671331.49127673</text:p>
          </table:table-cell>
          <table:table-cell/>
        </table:table-row>
        <table:table-row table:style-name="ro1">
          <table:table-cell/>
          <table:table-cell office:value-type="float" office:value="5741083.74064701" calcext:value-type="float">
            <text:p>5741083.74064701</text:p>
          </table:table-cell>
          <table:table-cell/>
        </table:table-row>
        <table:table-row table:style-name="ro1">
          <table:table-cell/>
          <table:table-cell office:value-type="float" office:value="5601279.2713155" calcext:value-type="float">
            <text:p>5601279.2713155</text:p>
          </table:table-cell>
          <table:table-cell/>
        </table:table-row>
        <table:table-row table:style-name="ro1">
          <table:table-cell/>
          <table:table-cell office:value-type="float" office:value="5715370.44439966" calcext:value-type="float">
            <text:p>5715370.44439966</text:p>
          </table:table-cell>
          <table:table-cell/>
        </table:table-row>
        <table:table-row table:style-name="ro1">
          <table:table-cell/>
          <table:table-cell office:value-type="float" office:value="5637773.35967722" calcext:value-type="float">
            <text:p>5637773.35967722</text:p>
          </table:table-cell>
          <table:table-cell/>
        </table:table-row>
        <table:table-row table:style-name="ro1">
          <table:table-cell/>
          <table:table-cell office:value-type="float" office:value="5570257.34261" calcext:value-type="float">
            <text:p>5570257.34261</text:p>
          </table:table-cell>
          <table:table-cell/>
        </table:table-row>
        <table:table-row table:style-name="ro1">
          <table:table-cell/>
          <table:table-cell office:value-type="float" office:value="5673396.79368527" calcext:value-type="float">
            <text:p>5673396.79368527</text:p>
          </table:table-cell>
          <table:table-cell/>
        </table:table-row>
        <table:table-row table:style-name="ro1">
          <table:table-cell/>
          <table:table-cell office:value-type="float" office:value="5643722.69518826" calcext:value-type="float">
            <text:p>5643722.69518826</text:p>
          </table:table-cell>
          <table:table-cell/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string" calcext:value-type="string">
            <text:p>block size 4096</text:p>
          </table:table-cell>
          <table:table-cell table:style-name="ce1" office:value-type="float" office:value="1476498141.90128" calcext:value-type="float">
            <text:p>1476498141.90128</text:p>
          </table:table-cell>
          <table:table-cell table:formula="of:=MEDIAN([.B14:.B22])" office:value-type="float" office:value="1170140283.60784" calcext:value-type="float">
            <text:p>1170140283.60784</text:p>
          </table:table-cell>
        </table:table-row>
        <table:table-row table:style-name="ro1">
          <table:table-cell/>
          <table:table-cell table:style-name="ce1" office:value-type="float" office:value="1059066260.26915" calcext:value-type="float">
            <text:p>1059066260.26915</text:p>
          </table:table-cell>
          <table:table-cell/>
        </table:table-row>
        <table:table-row table:style-name="ro1">
          <table:table-cell/>
          <table:table-cell table:style-name="ce1" office:value-type="float" office:value="1193057457.26172" calcext:value-type="float">
            <text:p>1193057457.26172</text:p>
          </table:table-cell>
          <table:table-cell/>
        </table:table-row>
        <table:table-row table:style-name="ro1">
          <table:table-cell/>
          <table:table-cell table:style-name="ce1" office:value-type="float" office:value="1411790139.75686" calcext:value-type="float">
            <text:p>1411790139.75686</text:p>
          </table:table-cell>
          <table:table-cell/>
        </table:table-row>
        <table:table-row table:style-name="ro1">
          <table:table-cell/>
          <table:table-cell table:style-name="ce1" office:value-type="float" office:value="1025540112.33882" calcext:value-type="float">
            <text:p>1025540112.33882</text:p>
          </table:table-cell>
          <table:table-cell/>
        </table:table-row>
        <table:table-row table:style-name="ro1">
          <table:table-cell/>
          <table:table-cell table:style-name="ce1" office:value-type="float" office:value="1170140283.60784" calcext:value-type="float">
            <text:p>1170140283.60784</text:p>
          </table:table-cell>
          <table:table-cell/>
        </table:table-row>
        <table:table-row table:style-name="ro1">
          <table:table-cell/>
          <table:table-cell table:style-name="ce1" office:value-type="float" office:value="1318193800.53312" calcext:value-type="float">
            <text:p>1318193800.53312</text:p>
          </table:table-cell>
          <table:table-cell/>
        </table:table-row>
        <table:table-row table:style-name="ro1">
          <table:table-cell/>
          <table:table-cell table:style-name="ce1" office:value-type="float" office:value="964625687.475435" calcext:value-type="float">
            <text:p>964625687.475435</text:p>
          </table:table-cell>
          <table:table-cell/>
        </table:table-row>
        <table:table-row table:style-name="ro1">
          <table:table-cell/>
          <table:table-cell table:style-name="ce1" office:value-type="float" office:value="1141996356.28763" calcext:value-type="float">
            <text:p>1141996356.2876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9T16:39:25.203371908</meta:creation-date>
    <dc:date>2022-09-30T00:46:14.778629194</dc:date>
    <meta:editing-duration>PT7H16M15S</meta:editing-duration>
    <meta:editing-cycles>9</meta:editing-cycles>
    <meta:generator>LibreOffice/6.4.7.2$Linux_X86_64 LibreOffice_project/40$Build-2</meta:generator>
    <meta:document-statistic meta:table-count="2" meta:cell-count="1234" meta:object-count="0"/>
  </office:meta>
</office:document-meta>
</file>